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paragraph-properties fo:margin-top="0in" fo:margin-bottom="0in" style:contextual-spacing="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5">
      <style:paragraph-properties fo:margin-top="0in" fo:margin-bottom="0in" style:contextual-spacing="false"/>
    </style:style>
    <style:style style:name="P8" style:family="paragraph" style:parent-style-name="Text_20_body" style:list-style-name="L6">
      <style:paragraph-properties fo:margin-top="0in" fo:margin-bottom="0in" style:contextual-spacing="false"/>
    </style:style>
    <style:style style:name="P9" style:family="paragraph" style:parent-style-name="Text_20_body" style:list-style-name="L7">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What is Fetch?</text:p>
      <text:p text:style-name="Text_20_body">Fetch is a modern JavaScript API for making HTTP requests. It provides a simple and intuitive way to fetch resources from a server.</text:p>
      <text:p text:style-name="P1">What is Axios?</text:p>
      <text:p text:style-name="Text_20_body">Axios is a popular JavaScript library for making HTTP requests. It provides a simple and intuitive way to fetch resources from a server, and is often used in place of the native fetch API.</text:p>
      <text:p text:style-name="P1">Fetching Data using Fetch</text:p>
      <text:p text:style-name="Text_20_body">Here’s an example of how to fetch data using the fetch API:</text:p>
      <text:p text:style-name="Preformatted_20_Text"><text:span text:style-name="FunctionTok">fetch</text:span><text:span text:style-name="NormalTok">(</text:span><text:span text:style-name="StringTok">'https://api.example.com/data'</text:span><text:span text:style-name="NormalTok">)</text:span> </text:p>
      <text:p text:style-name="Preformatted_20_Text"><text:span text:style-name="NormalTok"><text:s/></text:span><text:span text:style-name="OperatorTok">.</text:span><text:span text:style-name="FunctionTok">then</text:span><text:span text:style-name="NormalTok">(response </text:span><text:span text:style-name="KeywordTok">=&gt;</text:span><text:span text:style-name="NormalTok"> response</text:span><text:span text:style-name="OperatorTok">.</text:span><text:span text:style-name="FunctionTok">json</text:span><text:span text:style-name="NormalTok">())</text:span> </text:p>
      <text:p text:style-name="Preformatted_20_Text"><text:span text:style-name="NormalTok"><text:s/></text:span><text:span text:style-name="OperatorTok">.</text:span><text:span text:style-name="FunctionTok">then</text:span><text:span text:style-name="NormalTok">(data </text:span><text:span text:style-name="KeywordTok">=&gt;</text:span><text:span text:style-name="NormalTok"> </text:span><text:span text:style-name="BuiltInTok">console</text:span><text:span text:style-name="OperatorTok">.</text:span><text:span text:style-name="FunctionTok">log</text:span><text:span text:style-name="NormalTok">(data))</text:span> </text:p>
      <text:p text:style-name="Preformatted_20_Text"><text:span text:style-name="NormalTok"><text:s/></text:span><text:span text:style-name="OperatorTok">.</text:span><text:span text:style-name="FunctionTok">catch</text:span><text:span text:style-name="NormalTok">(error </text:span><text:span text:style-name="KeywordTok">=&gt;</text:span><text:span text:style-name="NormalTok"> </text:span><text:span text:style-name="BuiltInTok">console</text:span><text:span text:style-name="OperatorTok">.</text:span><text:span text:style-name="FunctionTok">error</text:span><text:span text:style-name="NormalTok">(error))</text:span> </text:p>
      <text:p text:style-name="First_20_paragraph">In this example, we use the fetch function to make a GET request to the specified API endpoint. The <text:span text:style-name="Source_5f_Text">then</text:span> method is used to handle the response, and the <text:span text:style-name="Source_5f_Text">catch</text:span> method is used to handle any errors that may occur.</text:p>
      <text:p text:style-name="P1">Fetching Data using Axios</text:p>
      <text:p text:style-name="Text_20_body">Here’s an example of how to fetch data using Axios:</text:p>
      <text:p text:style-name="Preformatted_20_Text"><text:span text:style-name="ImportTok">import</text:span><text:span text:style-name="NormalTok"> axios </text:span><text:span text:style-name="ImportTok">from</text:span><text:span text:style-name="NormalTok"> </text:span><text:span text:style-name="StringTok">'axios'</text:span> </text:p>
      <text:p text:style-name="Preformatted_20_Text"/>
      <text:p text:style-name="Preformatted_20_Text"><text:span text:style-name="NormalTok">axios</text:span><text:span text:style-name="OperatorTok">.</text:span><text:span text:style-name="FunctionTok">get</text:span><text:span text:style-name="NormalTok">(</text:span><text:span text:style-name="StringTok">'https://api.example.com/data'</text:span><text:span text:style-name="NormalTok">)</text:span> </text:p>
      <text:p text:style-name="Preformatted_20_Text"><text:span text:style-name="NormalTok"><text:s/></text:span><text:span text:style-name="OperatorTok">.</text:span><text:span text:style-name="FunctionTok">then</text:span><text:span text:style-name="NormalTok">(response </text:span><text:span text:style-name="KeywordTok">=&gt;</text:span><text:span text:style-name="NormalTok"> </text:span><text:span text:style-name="BuiltInTok">console</text:span><text:span text:style-name="OperatorTok">.</text:span><text:span text:style-name="FunctionTok">log</text:span><text:span text:style-name="NormalTok">(response</text:span><text:span text:style-name="OperatorTok">.</text:span><text:span text:style-name="AttributeTok">data</text:span><text:span text:style-name="NormalTok">))</text:span> </text:p>
      <text:p text:style-name="Preformatted_20_Text"><text:span text:style-name="NormalTok"><text:s/></text:span><text:span text:style-name="OperatorTok">.</text:span><text:span text:style-name="FunctionTok">catch</text:span><text:span text:style-name="NormalTok">(error </text:span><text:span text:style-name="KeywordTok">=&gt;</text:span><text:span text:style-name="NormalTok"> </text:span><text:span text:style-name="BuiltInTok">console</text:span><text:span text:style-name="OperatorTok">.</text:span><text:span text:style-name="FunctionTok">error</text:span><text:span text:style-name="NormalTok">(error))</text:span> </text:p>
      <text:p text:style-name="First_20_paragraph">In this example, we use the <text:span text:style-name="Source_5f_Text">axios.get</text:span> method to make a GET request to the specified API endpoint. The <text:span text:style-name="Source_5f_Text">then</text:span> method is used to handle the response, and the <text:span text:style-name="Source_5f_Text">catch</text:span> method is used to handle any errors that may occur.</text:p>
      <text:p text:style-name="P1">Key Differences between Fetch and Axios</text:p>
      <text:p text:style-name="Text_20_body">Here are some key differences between fetch and axios:</text:p>
      <text:list text:style-name="L1">
        <text:list-item>
          <text:p text:style-name="P2">Fetch is a native JavaScript API, while Axios is a library.</text:p>
        </text:list-item>
        <text:list-item>
          <text:p text:style-name="P2">Fetch does not support older browsers, while Axios does.</text:p>
        </text:list-item>
        <text:list-item>
          <text:p text:style-name="P2">Fetch does not support canceling requests, while Axios does.</text:p>
        </text:list-item>
        <text:list-item>
          <text:p text:style-name="P2">Fetch does not support HTTP/2, while Axios does.</text:p>
        </text:list-item>
      </text:list>
      <text:p text:style-name="P3">When to Use Fetch vs Axios</text:p>
      <text:p text:style-name="Text_20_body">Here are some general guidelines on when to use fetch vs axios:</text:p>
      <text:list xml:id="list2667086387" text:style-name="L2">
        <text:list-item>
          <text:p text:style-name="P4">Use fetch when:</text:p>
          <text:list text:style-name="L3">
            <text:list-item>
              <text:p text:style-name="P5">You need to make a simple GET request.</text:p>
            </text:list-item>
            <text:list-item>
              <text:p text:style-name="P5">You don’t need to support older browsers.</text:p>
            </text:list-item>
            <text:list-item>
              <text:p text:style-name="P5"><text:soft-page-break/>You don’t need to cancel requests.</text:p>
            </text:list-item>
          </text:list>
        </text:list-item>
        <text:list-item>
          <text:p text:style-name="P4">Use axios when:</text:p>
          <text:list text:style-name="L4">
            <text:list-item>
              <text:p text:style-name="P6">You need to make a complex request (e.g. POST, PUT, DELETE).</text:p>
            </text:list-item>
            <text:list-item>
              <text:p text:style-name="P6">You need to support older browsers.</text:p>
            </text:list-item>
            <text:list-item>
              <text:p text:style-name="P6">You need to cancel requests.</text:p>
            </text:list-item>
          </text:list>
        </text:list-item>
      </text:list>
      <text:p text:style-name="First_20_paragraph">That’s it for fetching data using fetch or axios! Do you have any questions or would you like to move on to the next topic, “Handling Asynchronous Data in Vue”?</text:p>
      <text:p text:style-name="Text_20_body">Let’s dive into displaying data from an external API.</text:p>
      <text:p text:style-name="P1">Displaying Data from an External API</text:p>
      <text:p text:style-name="Text_20_body">Once you’ve fetched data from an external API, you’ll want to display it in your Vue application. Here are the general steps to follow:</text:p>
      <text:list text:style-name="L5">
        <text:list-item>
          <text:p text:style-name="P7"><text:span text:style-name="T1">Create a component to display the data</text:span>: Create a new Vue component that will be responsible for displaying the data from the API.</text:p>
        </text:list-item>
        <text:list-item>
          <text:p text:style-name="P7"><text:span text:style-name="T1">Use the </text:span><text:span text:style-name="Source_5f_Text">axios</text:span><text:span text:style-name="T1"> or </text:span><text:span text:style-name="Source_5f_Text">fetch</text:span><text:span text:style-name="T1"> API to fetch the data</text:span>: Use the <text:span text:style-name="Source_5f_Text">axios</text:span> or <text:span text:style-name="Source_5f_Text">fetch</text:span> API to fetch the data from the external API.</text:p>
        </text:list-item>
        <text:list-item>
          <text:p text:style-name="P7"><text:span text:style-name="T1">Store the data in the component’s state</text:span>: Store the data in the component’s state using the <text:span text:style-name="Source_5f_Text">data</text:span> function.</text:p>
        </text:list-item>
        <text:list-item>
          <text:p text:style-name="P7"><text:span text:style-name="T1">Use a template to display the data</text:span>: Use a template to display the data in the component.</text:p>
        </text:list-item>
        <text:list-item>
          <text:p text:style-name="P7"><text:span text:style-name="T1">Use Vue’s reactivity to update the display</text:span>: Use Vue’s reactivity to update the display when the data changes.</text:p>
        </text:list-item>
      </text:list>
      <text:p text:style-name="P3">Example</text:p>
      <text:p text:style-name="Text_20_body">Here’s an example of how you might display data from an external API in a Vue component:</text:p>
      <text:p text:style-name="Preformatted_20_Text"><text:span text:style-name="DataTypeTok">&lt;</text:span><text:span text:style-name="KeywordTok">template</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h1</text:span><text:span text:style-name="DataTypeTok">&gt;</text:span><text:span text:style-name="NormalTok">Users</text:span><text:span text:style-name="DataTypeTok">&lt;/</text:span><text:span text:style-name="KeywordTok">h1</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6"/></text:span><text:span text:style-name="DataTypeTok">&lt;</text:span><text:span text:style-name="KeywordTok">li</text:span><text:span text:style-name="OtherTok"> v-for</text:span><text:span text:style-name="OperatorTok">=</text:span><text:span text:style-name="StringTok">"user in users"</text:span><text:span text:style-name="OtherTok"> :key</text:span><text:span text:style-name="OperatorTok">=</text:span><text:span text:style-name="StringTok">"user.id"</text:span><text:span text:style-name="DataTypeTok">&gt;</text:span><text:span text:style-name="NormalTok">{{ user.name }}</text:span><text:span text:style-name="DataTypeTok">&lt;/</text:span><text:span text:style-name="KeywordTok">li</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Preformatted_20_Text"/>
      <text:p text:style-name="Preformatted_20_Text"><text:span text:style-name="DataTypeTok">&lt;</text:span><text:span text:style-name="KeywordTok">script</text:span><text:span text:style-name="DataTypeTok">&gt;</text:span> </text:p>
      <text:p text:style-name="Preformatted_20_Text"><text:span text:style-name="ImportTok">import</text:span><text:span text:style-name="NormalTok"> axios </text:span><text:span text:style-name="ImportTok">from</text:span><text:span text:style-name="NormalTok"> </text:span><text:span text:style-name="StringTok">'axios'</text:span> </text:p>
      <text:p text:style-name="Preformatted_20_Text"/>
      <text:p text:style-name="Preformatted_20_Text"><text:span text:style-name="ImportTok">export</text:span><text:span text:style-name="NormalTok"> </text:span><text:span text:style-name="ImportTok">default</text:span><text:span text:style-name="NormalTok"> {</text:span> </text:p>
      <text:p text:style-name="Preformatted_20_Text"><text:span text:style-name="NormalTok"><text:s text:c="2"/></text:span><text:span text:style-name="FunctionTok">data</text:span><text:span text:style-name="NormalTok">() {</text:span> </text:p>
      <text:p text:style-name="Preformatted_20_Text"><text:span text:style-name="NormalTok"><text:s text:c="4"/></text:span><text:span text:style-name="ControlFlowTok">return</text:span><text:span text:style-name="NormalTok"> {</text:span> </text:p>
      <text:p text:style-name="Preformatted_20_Text"><text:span text:style-name="NormalTok"><text:s text:c="6"/></text:span><text:span text:style-name="DataTypeTok">users</text:span><text:span text:style-name="OperatorTok">:</text:span><text:span text:style-name="NormalTok"> []</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FunctionTok">mounted</text:span><text:span text:style-name="NormalTok">() {</text:span> </text:p>
      <text:p text:style-name="Preformatted_20_Text"><text:span text:style-name="NormalTok"><text:s text:c="4"/>axios</text:span><text:span text:style-name="OperatorTok">.</text:span><text:span text:style-name="FunctionTok">get</text:span><text:span text:style-name="NormalTok">(</text:span><text:span text:style-name="StringTok">'https://api.example.com/users'</text:span><text:span text:style-name="NormalTok">)</text:span> </text:p>
      <text:p text:style-name="Preformatted_20_Text"><text:span text:style-name="NormalTok"><text:s text:c="5"/></text:span><text:span text:style-name="OperatorTok">.</text:span><text:span text:style-name="FunctionTok">then</text:span><text:span text:style-name="NormalTok">(response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users</text:span><text:span text:style-name="NormalTok"> </text:span><text:span text:style-name="OperatorTok">=</text:span><text:span text:style-name="NormalTok"> response</text:span><text:span text:style-name="OperatorTok">.</text:span><text:span text:style-name="AttributeTok">data</text:span> </text:p>
      <text:p text:style-name="Preformatted_20_Text"><text:span text:style-name="NormalTok"><text:s text:c="6"/>})</text:span> </text:p>
      <text:p text:style-name="Preformatted_20_Text"><text:soft-page-break/><text:span text:style-name="NormalTok"><text:s text:c="5"/></text:span><text:span text:style-name="OperatorTok">.</text:span><text:span text:style-name="FunctionTok">catch</text:span><text:span text:style-name="NormalTok">(error </text:span><text:span text:style-name="KeywordTok">=&gt;</text:span><text:span text:style-name="NormalTok"> {</text:span> </text:p>
      <text:p text:style-name="Preformatted_20_Text"><text:span text:style-name="NormalTok"><text:s text:c="8"/></text:span><text:span text:style-name="BuiltInTok">console</text:span><text:span text:style-name="OperatorTok">.</text:span><text:span text:style-name="FunctionTok">error</text:span><text:span text:style-name="NormalTok">(error)</text:span> </text:p>
      <text:p text:style-name="Preformatted_20_Text"><text:span text:style-name="NormalTok"><text:s text:c="6"/>})</text:span> </text:p>
      <text:p text:style-name="Preformatted_20_Text"><text:span text:style-name="NormalTok"><text:s text:c="2"/>}</text:span> </text:p>
      <text:p text:style-name="Preformatted_20_Text"><text:span text:style-name="NormalTok">}</text:span> </text:p>
      <text:p text:style-name="Preformatted_20_Text"><text:span text:style-name="DataTypeTok">&lt;/</text:span><text:span text:style-name="KeywordTok">script</text:span><text:span text:style-name="DataTypeTok">&gt;</text:span> </text:p>
      <text:p text:style-name="First_20_paragraph">In this example, we create a Vue component that displays a list of users. We use the <text:span text:style-name="Source_5f_Text">axios</text:span> API to fetch the data from an external API, and store the data in the component’s state using the <text:span text:style-name="Source_5f_Text">data</text:span> function. We then use a template to display the data in the component.</text:p>
      <text:p text:style-name="Text_20_body"><text:span text:style-name="T1">Using Vue’s </text:span><text:span text:style-name="Source_5f_Text">v-for</text:span><text:span text:style-name="T1"> Directive</text:span></text:p>
      <text:p text:style-name="Text_20_body">In the example above, we use Vue’s <text:span text:style-name="Source_5f_Text">v-for</text:span> directive to loop over the <text:span text:style-name="Source_5f_Text">users</text:span> array and display each user’s name. The <text:span text:style-name="Source_5f_Text">v-for</text:span> directive is a powerful tool for rendering lists of data in Vue.</text:p>
      <text:p text:style-name="Text_20_body"><text:span text:style-name="T1">Using Vue’s </text:span><text:span text:style-name="Source_5f_Text">v-if</text:span><text:span text:style-name="T1"> Directive</text:span></text:p>
      <text:p text:style-name="Text_20_body">You can also use Vue’s <text:span text:style-name="Source_5f_Text">v-if</text:span> directive to conditionally render elements based on the data. For example:</text:p>
      <text:p text:style-name="Preformatted_20_Text"><text:span text:style-name="DataTypeTok">&lt;</text:span><text:span text:style-name="KeywordTok">template</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h1</text:span><text:span text:style-name="DataTypeTok">&gt;</text:span><text:span text:style-name="NormalTok">Users</text:span><text:span text:style-name="DataTypeTok">&lt;/</text:span><text:span text:style-name="KeywordTok">h1</text:span><text:span text:style-name="DataTypeTok">&gt;</text:span> </text:p>
      <text:p text:style-name="Preformatted_20_Text"><text:span text:style-name="NormalTok"><text:s text:c="4"/></text:span><text:span text:style-name="DataTypeTok">&lt;</text:span><text:span text:style-name="KeywordTok">ul</text:span><text:span text:style-name="OtherTok"> v-if</text:span><text:span text:style-name="OperatorTok">=</text:span><text:span text:style-name="StringTok">"users.length &gt; 0"</text:span><text:span text:style-name="DataTypeTok">&gt;</text:span> </text:p>
      <text:p text:style-name="Preformatted_20_Text"><text:span text:style-name="NormalTok"><text:s text:c="6"/></text:span><text:span text:style-name="DataTypeTok">&lt;</text:span><text:span text:style-name="KeywordTok">li</text:span><text:span text:style-name="OtherTok"> v-for</text:span><text:span text:style-name="OperatorTok">=</text:span><text:span text:style-name="StringTok">"user in users"</text:span><text:span text:style-name="OtherTok"> :key</text:span><text:span text:style-name="OperatorTok">=</text:span><text:span text:style-name="StringTok">"user.id"</text:span><text:span text:style-name="DataTypeTok">&gt;</text:span><text:span text:style-name="NormalTok">{{ user.name }}</text:span><text:span text:style-name="DataTypeTok">&lt;/</text:span><text:span text:style-name="KeywordTok">li</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4"/></text:span><text:span text:style-name="DataTypeTok">&lt;</text:span><text:span text:style-name="KeywordTok">p</text:span><text:span text:style-name="OtherTok"> v-else</text:span><text:span text:style-name="DataTypeTok">&gt;</text:span><text:span text:style-name="NormalTok">No users found.</text:span><text:span text:style-name="DataTypeTok">&lt;/</text:span><text:span text:style-name="KeywordTok">p</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First_20_paragraph">In this example, we use the <text:span text:style-name="Source_5f_Text">v-if</text:span> directive to conditionally render the list of users. If the <text:span text:style-name="Source_5f_Text">users</text:span> array is empty, we render a message indicating that no users were found.</text:p>
      <text:p text:style-name="Text_20_body">That’s it for displaying data from an external API! Do you have any questions or would you like to move on to the next topic?</text:p>
      <text:p text:style-name="Text_20_body">Let’s discuss handling loading states and errors when working with external APIs in Vue.</text:p>
      <text:p text:style-name="P1">Handling Loading States</text:p>
      <text:p text:style-name="Text_20_body">When fetching data from an external API, it’s common to display a loading indicator to let the user know that the data is being fetched. Here are a few ways to handle loading states in Vue:</text:p>
      <text:list text:style-name="L6">
        <text:list-item>
          <text:p text:style-name="P8"><text:span text:style-name="T1">Use a loading indicator</text:span>: You can use a loading indicator such as a spinner or a progress bar to let the user know that the data is being fetched.</text:p>
        </text:list-item>
        <text:list-item>
          <text:p text:style-name="P8"><text:span text:style-name="T1">Use a placeholder</text:span>: You can use a placeholder to display a temporary message or a skeleton screen while the data is being fetched.</text:p>
        </text:list-item>
        <text:list-item>
          <text:p text:style-name="P8"><text:span text:style-name="T1">Use a loading state variable</text:span>: You can use a loading state variable to track whether the data is being fetched or not.</text:p>
        </text:list-item>
      </text:list>
      <text:p text:style-name="First_20_paragraph">Here’s an example of how you might handle loading states in Vue:</text:p>
      <text:p text:style-name="Preformatted_20_Text"><text:span text:style-name="DataTypeTok">&lt;</text:span><text:span text:style-name="KeywordTok">template</text:span><text:span text:style-name="DataTypeTok">&gt;</text:span> </text:p>
      <text:p text:style-name="Preformatted_20_Text"><text:soft-page-break/><text:span text:style-name="NormalTok"><text:s text:c="2"/></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h1</text:span><text:span text:style-name="DataTypeTok">&gt;</text:span><text:span text:style-name="NormalTok">Users</text:span><text:span text:style-name="DataTypeTok">&lt;/</text:span><text:span text:style-name="KeywordTok">h1</text:span><text:span text:style-name="DataTypeTok">&gt;</text:span> </text:p>
      <text:p text:style-name="Preformatted_20_Text"><text:span text:style-name="NormalTok"><text:s text:c="4"/></text:span><text:span text:style-name="DataTypeTok">&lt;</text:span><text:span text:style-name="KeywordTok">div</text:span><text:span text:style-name="OtherTok"> v-if</text:span><text:span text:style-name="OperatorTok">=</text:span><text:span text:style-name="StringTok">"loading"</text:span><text:span text:style-name="DataTypeTok">&gt;</text:span> </text:p>
      <text:p text:style-name="Preformatted_20_Text"><text:span text:style-name="NormalTok"><text:s text:c="6"/></text:span><text:span text:style-name="DataTypeTok">&lt;</text:span><text:span text:style-name="KeywordTok">p</text:span><text:span text:style-name="DataTypeTok">&gt;</text:span><text:span text:style-name="NormalTok">Loading...</text:span><text:span text:style-name="DataTypeTok">&lt;/</text:span><text:span text:style-name="KeywordTok">p</text:span><text:span text:style-name="DataTypeTok">&gt;</text:span> </text:p>
      <text:p text:style-name="Preformatted_20_Text"><text:span text:style-name="NormalTok"><text:s text:c="4"/></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ul</text:span><text:span text:style-name="OtherTok"> v-else</text:span><text:span text:style-name="DataTypeTok">&gt;</text:span> </text:p>
      <text:p text:style-name="Preformatted_20_Text"><text:span text:style-name="NormalTok"><text:s text:c="6"/></text:span><text:span text:style-name="DataTypeTok">&lt;</text:span><text:span text:style-name="KeywordTok">li</text:span><text:span text:style-name="OtherTok"> v-for</text:span><text:span text:style-name="OperatorTok">=</text:span><text:span text:style-name="StringTok">"user in users"</text:span><text:span text:style-name="OtherTok"> :key</text:span><text:span text:style-name="OperatorTok">=</text:span><text:span text:style-name="StringTok">"user.id"</text:span><text:span text:style-name="DataTypeTok">&gt;</text:span><text:span text:style-name="NormalTok">{{ user.name }}</text:span><text:span text:style-name="DataTypeTok">&lt;/</text:span><text:span text:style-name="KeywordTok">li</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Preformatted_20_Text"/>
      <text:p text:style-name="Preformatted_20_Text"><text:span text:style-name="DataTypeTok">&lt;</text:span><text:span text:style-name="KeywordTok">script</text:span><text:span text:style-name="DataTypeTok">&gt;</text:span> </text:p>
      <text:p text:style-name="Preformatted_20_Text"><text:span text:style-name="ImportTok">import</text:span><text:span text:style-name="NormalTok"> axios </text:span><text:span text:style-name="ImportTok">from</text:span><text:span text:style-name="NormalTok"> </text:span><text:span text:style-name="StringTok">'axios'</text:span> </text:p>
      <text:p text:style-name="Preformatted_20_Text"/>
      <text:p text:style-name="Preformatted_20_Text"><text:span text:style-name="ImportTok">export</text:span><text:span text:style-name="NormalTok"> </text:span><text:span text:style-name="ImportTok">default</text:span><text:span text:style-name="NormalTok"> {</text:span> </text:p>
      <text:p text:style-name="Preformatted_20_Text"><text:span text:style-name="NormalTok"><text:s text:c="2"/></text:span><text:span text:style-name="FunctionTok">data</text:span><text:span text:style-name="NormalTok">() {</text:span> </text:p>
      <text:p text:style-name="Preformatted_20_Text"><text:span text:style-name="NormalTok"><text:s text:c="4"/></text:span><text:span text:style-name="ControlFlowTok">return</text:span><text:span text:style-name="NormalTok"> {</text:span> </text:p>
      <text:p text:style-name="Preformatted_20_Text"><text:span text:style-name="NormalTok"><text:s text:c="6"/></text:span><text:span text:style-name="DataTypeTok">users</text:span><text:span text:style-name="OperatorTok">:</text:span><text:span text:style-name="NormalTok"> []</text:span><text:span text:style-name="OperatorTok">,</text:span> </text:p>
      <text:p text:style-name="Preformatted_20_Text"><text:span text:style-name="NormalTok"><text:s text:c="6"/></text:span><text:span text:style-name="DataTypeTok">loading</text:span><text:span text:style-name="OperatorTok">:</text:span><text:span text:style-name="NormalTok"> </text:span><text:span text:style-name="KeywordTok">true</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FunctionTok">mounted</text:span><text:span text:style-name="NormalTok">() {</text:span> </text:p>
      <text:p text:style-name="Preformatted_20_Text"><text:span text:style-name="NormalTok"><text:s text:c="4"/>axios</text:span><text:span text:style-name="OperatorTok">.</text:span><text:span text:style-name="FunctionTok">get</text:span><text:span text:style-name="NormalTok">(</text:span><text:span text:style-name="StringTok">'https://api.example.com/users'</text:span><text:span text:style-name="NormalTok">)</text:span> </text:p>
      <text:p text:style-name="Preformatted_20_Text"><text:span text:style-name="NormalTok"><text:s text:c="4"/></text:span><text:span text:style-name="OperatorTok">.</text:span><text:span text:style-name="FunctionTok">then</text:span><text:span text:style-name="NormalTok">(response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users</text:span><text:span text:style-name="NormalTok"> </text:span><text:span text:style-name="OperatorTok">=</text:span><text:span text:style-name="NormalTok"> response</text:span><text:span text:style-name="OperatorTok">.</text:span><text:span text:style-name="AttributeTok">data</text:span> </text:p>
      <text:p text:style-name="Preformatted_20_Text"><text:span text:style-name="NormalTok"><text:s text:c="8"/></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false</text:span> </text:p>
      <text:p text:style-name="Preformatted_20_Text"><text:span text:style-name="NormalTok"><text:s text:c="6"/>})</text:span> </text:p>
      <text:p text:style-name="Preformatted_20_Text"><text:span text:style-name="NormalTok"><text:s text:c="4"/></text:span><text:span text:style-name="OperatorTok">.</text:span><text:span text:style-name="FunctionTok">catch</text:span><text:span text:style-name="NormalTok">(error </text:span><text:span text:style-name="KeywordTok">=&gt;</text:span><text:span text:style-name="NormalTok"> {</text:span> </text:p>
      <text:p text:style-name="Preformatted_20_Text"><text:span text:style-name="NormalTok"><text:s text:c="8"/></text:span><text:span text:style-name="BuiltInTok">console</text:span><text:span text:style-name="OperatorTok">.</text:span><text:span text:style-name="FunctionTok">error</text:span><text:span text:style-name="NormalTok">(error)</text:span> </text:p>
      <text:p text:style-name="Preformatted_20_Text"><text:span text:style-name="NormalTok"><text:s text:c="6"/>})</text:span> </text:p>
      <text:p text:style-name="Preformatted_20_Text"><text:span text:style-name="NormalTok"><text:s text:c="2"/>}</text:span> </text:p>
      <text:p text:style-name="Preformatted_20_Text"><text:span text:style-name="NormalTok">}</text:span> </text:p>
      <text:p text:style-name="Preformatted_20_Text"><text:span text:style-name="DataTypeTok">&lt;/</text:span><text:span text:style-name="KeywordTok">script</text:span><text:span text:style-name="DataTypeTok">&gt;</text:span> </text:p>
      <text:p text:style-name="First_20_paragraph">In this example, we use a <text:span text:style-name="Source_5f_Text">loading</text:span> state variable to track whether the data is being fetched or not. We display a loading indicator while the data is being fetched, and then display the data once it’s available.</text:p>
      <text:p text:style-name="P1">Handling Errors</text:p>
      <text:p text:style-name="Text_20_body">When fetching data from an external API, it’s common to encounter errors such as network errors or API errors. Here are a few ways to handle errors in Vue:</text:p>
      <text:list text:style-name="L7">
        <text:list-item>
          <text:p text:style-name="P9"><text:span text:style-name="T1">Use a try-catch block</text:span>: You can use a try-catch block to catch any errors that occur when fetching data.</text:p>
        </text:list-item>
        <text:list-item>
          <text:p text:style-name="P9"><text:span text:style-name="T1">Use an error state variable</text:span>: You can use an error state variable to track whether an error has occurred or not.</text:p>
        </text:list-item>
        <text:list-item>
          <text:p text:style-name="P9"><text:span text:style-name="T1">Display an error message</text:span>: You can display an error message to let the user know that an error has occurred.</text:p>
        </text:list-item>
      </text:list>
      <text:p text:style-name="First_20_paragraph">Here’s an example of how you might handle errors in Vue:</text:p>
      <text:p text:style-name="Preformatted_20_Text"><text:span text:style-name="DataTypeTok">&lt;</text:span><text:span text:style-name="KeywordTok">template</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oft-page-break/><text:span text:style-name="NormalTok"><text:s text:c="4"/></text:span><text:span text:style-name="DataTypeTok">&lt;</text:span><text:span text:style-name="KeywordTok">h1</text:span><text:span text:style-name="DataTypeTok">&gt;</text:span><text:span text:style-name="NormalTok">Users</text:span><text:span text:style-name="DataTypeTok">&lt;/</text:span><text:span text:style-name="KeywordTok">h1</text:span><text:span text:style-name="DataTypeTok">&gt;</text:span> </text:p>
      <text:p text:style-name="Preformatted_20_Text"><text:span text:style-name="NormalTok"><text:s text:c="4"/></text:span><text:span text:style-name="DataTypeTok">&lt;</text:span><text:span text:style-name="KeywordTok">div</text:span><text:span text:style-name="OtherTok"> v-if</text:span><text:span text:style-name="OperatorTok">=</text:span><text:span text:style-name="StringTok">"error"</text:span><text:span text:style-name="DataTypeTok">&gt;</text:span> </text:p>
      <text:p text:style-name="Preformatted_20_Text"><text:span text:style-name="NormalTok"><text:s text:c="6"/></text:span><text:span text:style-name="DataTypeTok">&lt;</text:span><text:span text:style-name="KeywordTok">p</text:span><text:span text:style-name="DataTypeTok">&gt;</text:span><text:span text:style-name="NormalTok">Error: {{ error.message }}</text:span><text:span text:style-name="DataTypeTok">&lt;/</text:span><text:span text:style-name="KeywordTok">p</text:span><text:span text:style-name="DataTypeTok">&gt;</text:span> </text:p>
      <text:p text:style-name="Preformatted_20_Text"><text:span text:style-name="NormalTok"><text:s text:c="4"/></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ul</text:span><text:span text:style-name="OtherTok"> v-else</text:span><text:span text:style-name="DataTypeTok">&gt;</text:span> </text:p>
      <text:p text:style-name="Preformatted_20_Text"><text:span text:style-name="NormalTok"><text:s text:c="6"/></text:span><text:span text:style-name="DataTypeTok">&lt;</text:span><text:span text:style-name="KeywordTok">li</text:span><text:span text:style-name="OtherTok"> v-for</text:span><text:span text:style-name="OperatorTok">=</text:span><text:span text:style-name="StringTok">"user in users"</text:span><text:span text:style-name="OtherTok"> :key</text:span><text:span text:style-name="OperatorTok">=</text:span><text:span text:style-name="StringTok">"user.id"</text:span><text:span text:style-name="DataTypeTok">&gt;</text:span><text:span text:style-name="NormalTok">{{ user.name }}</text:span><text:span text:style-name="DataTypeTok">&lt;/</text:span><text:span text:style-name="KeywordTok">li</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Preformatted_20_Text"/>
      <text:p text:style-name="Preformatted_20_Text"><text:span text:style-name="DataTypeTok">&lt;</text:span><text:span text:style-name="KeywordTok">script</text:span><text:span text:style-name="DataTypeTok">&gt;</text:span> </text:p>
      <text:p text:style-name="Preformatted_20_Text"><text:span text:style-name="ImportTok">import</text:span><text:span text:style-name="NormalTok"> axios </text:span><text:span text:style-name="ImportTok">from</text:span><text:span text:style-name="NormalTok"> </text:span><text:span text:style-name="StringTok">'axios'</text:span> </text:p>
      <text:p text:style-name="Preformatted_20_Text"/>
      <text:p text:style-name="Preformatted_20_Text"><text:span text:style-name="ImportTok">export</text:span><text:span text:style-name="NormalTok"> </text:span><text:span text:style-name="ImportTok">default</text:span><text:span text:style-name="NormalTok"> {</text:span> </text:p>
      <text:p text:style-name="Preformatted_20_Text"><text:span text:style-name="NormalTok"><text:s text:c="2"/></text:span><text:span text:style-name="FunctionTok">data</text:span><text:span text:style-name="NormalTok">() {</text:span> </text:p>
      <text:p text:style-name="Preformatted_20_Text"><text:span text:style-name="NormalTok"><text:s text:c="4"/></text:span><text:span text:style-name="ControlFlowTok">return</text:span><text:span text:style-name="NormalTok"> {</text:span> </text:p>
      <text:p text:style-name="Preformatted_20_Text"><text:span text:style-name="NormalTok"><text:s text:c="6"/></text:span><text:span text:style-name="DataTypeTok">users</text:span><text:span text:style-name="OperatorTok">:</text:span><text:span text:style-name="NormalTok"> []</text:span><text:span text:style-name="OperatorTok">,</text:span> </text:p>
      <text:p text:style-name="Preformatted_20_Text"><text:span text:style-name="NormalTok"><text:s text:c="6"/></text:span><text:span text:style-name="DataTypeTok">error</text:span><text:span text:style-name="OperatorTok">:</text:span><text:span text:style-name="NormalTok"> </text:span><text:span text:style-name="KeywordTok">null</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FunctionTok">mounted</text:span><text:span text:style-name="NormalTok">() {</text:span> </text:p>
      <text:p text:style-name="Preformatted_20_Text"><text:span text:style-name="NormalTok"><text:s text:c="4"/>axios</text:span><text:span text:style-name="OperatorTok">.</text:span><text:span text:style-name="FunctionTok">get</text:span><text:span text:style-name="NormalTok">(</text:span><text:span text:style-name="StringTok">'https://api.example.com/users'</text:span><text:span text:style-name="NormalTok">)</text:span> </text:p>
      <text:p text:style-name="Preformatted_20_Text"><text:span text:style-name="NormalTok"><text:s text:c="4"/></text:span><text:span text:style-name="OperatorTok">.</text:span><text:span text:style-name="FunctionTok">then</text:span><text:span text:style-name="NormalTok">(response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users</text:span><text:span text:style-name="NormalTok"> </text:span><text:span text:style-name="OperatorTok">=</text:span><text:span text:style-name="NormalTok"> response</text:span><text:span text:style-name="OperatorTok">.</text:span><text:span text:style-name="AttributeTok">data</text:span> </text:p>
      <text:p text:style-name="Preformatted_20_Text"><text:span text:style-name="NormalTok"><text:s text:c="6"/>})</text:span> </text:p>
      <text:p text:style-name="Preformatted_20_Text"><text:span text:style-name="NormalTok"><text:s text:c="4"/></text:span><text:span text:style-name="OperatorTok">.</text:span><text:span text:style-name="FunctionTok">catch</text:span><text:span text:style-name="NormalTok">(error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error</text:span><text:span text:style-name="NormalTok"> </text:span><text:span text:style-name="OperatorTok">=</text:span><text:span text:style-name="NormalTok"> error</text:span> </text:p>
      <text:p text:style-name="Preformatted_20_Text"><text:span text:style-name="NormalTok"><text:s text:c="6"/>})</text:span> </text:p>
      <text:p text:style-name="Preformatted_20_Text"><text:span text:style-name="NormalTok"><text:s text:c="2"/>}</text:span> </text:p>
      <text:p text:style-name="Preformatted_20_Text"><text:span text:style-name="NormalTok">}</text:span> </text:p>
      <text:p text:style-name="Preformatted_20_Text"><text:span text:style-name="DataTypeTok">&lt;/</text:span><text:span text:style-name="KeywordTok">script</text:span><text:span text:style-name="DataTypeTok">&gt;</text:span> </text:p>
      <text:p text:style-name="First_20_paragraph">In this example, we use an <text:span text:style-name="Source_5f_Text">error</text:span> state variable to track whether an error has occurred or not. We display an error message if an error occurs, and then display the data if it’s available.</text:p>
      <text:p text:style-name="Text_20_body">That’s it for handling loading states and errors! Do you have any questions or would you like to move on to the next topic?</text:p>
      <text:p text:style-name="Text_20_body">Let’s create a simple app that fetches and displays data from the GitHub API.</text:p>
      <text:p text:style-name="P1">GitHub API</text:p>
      <text:p text:style-name="Text_20_body">The GitHub API provides a wealth of information about GitHub users, repositories, and more. For this example, we’ll use the API to fetch a list of GitHub users.</text:p>
      <text:p text:style-name="P1">Creating the App</text:p>
      <text:p text:style-name="Text_20_body">First, let’s create a new Vue app using the Vue CLI:</text:p>
      <text:p text:style-name="Preformatted_20_Text"><text:span text:style-name="ExtensionTok">vue</text:span><text:span text:style-name="NormalTok"> create github-users</text:span> </text:p>
      <text:p text:style-name="First_20_paragraph">Next, let’s install the <text:span text:style-name="Source_5f_Text">axios</text:span> library, which we’ll use to make requests to the GitHub API:</text:p>
      <text:p text:style-name="Preformatted_20_Text"><text:span text:style-name="ExtensionTok">npm</text:span><text:span text:style-name="NormalTok"> install axios</text:span> </text:p>
      <text:p text:style-name="P3">Fetching GitHub Users</text:p>
      <text:p text:style-name="Text_20_body"><text:soft-page-break/>Now, let’s create a new file called <text:span text:style-name="Source_5f_Text">GitHubUsers.vue</text:span> and add the following code:</text:p>
      <text:p text:style-name="Preformatted_20_Text"><text:span text:style-name="DataTypeTok">&lt;</text:span><text:span text:style-name="KeywordTok">template</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h1</text:span><text:span text:style-name="DataTypeTok">&gt;</text:span><text:span text:style-name="NormalTok">GitHub Users</text:span><text:span text:style-name="DataTypeTok">&lt;/</text:span><text:span text:style-name="KeywordTok">h1</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6"/></text:span><text:span text:style-name="DataTypeTok">&lt;</text:span><text:span text:style-name="KeywordTok">li</text:span><text:span text:style-name="OtherTok"> v-for</text:span><text:span text:style-name="OperatorTok">=</text:span><text:span text:style-name="StringTok">"user in users"</text:span><text:span text:style-name="OtherTok"> :key</text:span><text:span text:style-name="OperatorTok">=</text:span><text:span text:style-name="StringTok">"user.id"</text:span><text:span text:style-name="DataTypeTok">&gt;</text:span> </text:p>
      <text:p text:style-name="Preformatted_20_Text"><text:span text:style-name="NormalTok"><text:s text:c="8"/>{{ user.login }}</text:span> </text:p>
      <text:p text:style-name="Preformatted_20_Text"><text:span text:style-name="NormalTok"><text:s text:c="6"/></text:span><text:span text:style-name="DataTypeTok">&lt;/</text:span><text:span text:style-name="KeywordTok">li</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Preformatted_20_Text"/>
      <text:p text:style-name="Preformatted_20_Text"><text:span text:style-name="DataTypeTok">&lt;</text:span><text:span text:style-name="KeywordTok">script</text:span><text:span text:style-name="DataTypeTok">&gt;</text:span> </text:p>
      <text:p text:style-name="Preformatted_20_Text"><text:span text:style-name="ImportTok">import</text:span><text:span text:style-name="NormalTok"> axios </text:span><text:span text:style-name="ImportTok">from</text:span><text:span text:style-name="NormalTok"> </text:span><text:span text:style-name="StringTok">'axios'</text:span> </text:p>
      <text:p text:style-name="Preformatted_20_Text"/>
      <text:p text:style-name="Preformatted_20_Text"><text:span text:style-name="ImportTok">export</text:span><text:span text:style-name="NormalTok"> </text:span><text:span text:style-name="ImportTok">default</text:span><text:span text:style-name="NormalTok"> {</text:span> </text:p>
      <text:p text:style-name="Preformatted_20_Text"><text:span text:style-name="NormalTok"><text:s text:c="2"/></text:span><text:span text:style-name="FunctionTok">data</text:span><text:span text:style-name="NormalTok">() {</text:span> </text:p>
      <text:p text:style-name="Preformatted_20_Text"><text:span text:style-name="NormalTok"><text:s text:c="4"/></text:span><text:span text:style-name="ControlFlowTok">return</text:span><text:span text:style-name="NormalTok"> {</text:span> </text:p>
      <text:p text:style-name="Preformatted_20_Text"><text:span text:style-name="NormalTok"><text:s text:c="6"/></text:span><text:span text:style-name="DataTypeTok">users</text:span><text:span text:style-name="OperatorTok">:</text:span><text:span text:style-name="NormalTok"> []</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FunctionTok">mounted</text:span><text:span text:style-name="NormalTok">() {</text:span> </text:p>
      <text:p text:style-name="Preformatted_20_Text"><text:span text:style-name="NormalTok"><text:s text:c="4"/>axios</text:span><text:span text:style-name="OperatorTok">.</text:span><text:span text:style-name="FunctionTok">get</text:span><text:span text:style-name="NormalTok">(</text:span><text:span text:style-name="StringTok">'https://api.github.com/users'</text:span><text:span text:style-name="NormalTok">)</text:span> </text:p>
      <text:p text:style-name="Preformatted_20_Text"><text:span text:style-name="NormalTok"><text:s text:c="5"/></text:span><text:span text:style-name="OperatorTok">.</text:span><text:span text:style-name="FunctionTok">then</text:span><text:span text:style-name="NormalTok">(response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users</text:span><text:span text:style-name="NormalTok"> </text:span><text:span text:style-name="OperatorTok">=</text:span><text:span text:style-name="NormalTok"> response</text:span><text:span text:style-name="OperatorTok">.</text:span><text:span text:style-name="AttributeTok">data</text:span> </text:p>
      <text:p text:style-name="Preformatted_20_Text"><text:span text:style-name="NormalTok"><text:s text:c="6"/>})</text:span> </text:p>
      <text:p text:style-name="Preformatted_20_Text"><text:span text:style-name="NormalTok"><text:s text:c="5"/></text:span><text:span text:style-name="OperatorTok">.</text:span><text:span text:style-name="FunctionTok">catch</text:span><text:span text:style-name="NormalTok">(error </text:span><text:span text:style-name="KeywordTok">=&gt;</text:span><text:span text:style-name="NormalTok"> {</text:span> </text:p>
      <text:p text:style-name="Preformatted_20_Text"><text:span text:style-name="NormalTok"><text:s text:c="8"/></text:span><text:span text:style-name="BuiltInTok">console</text:span><text:span text:style-name="OperatorTok">.</text:span><text:span text:style-name="FunctionTok">error</text:span><text:span text:style-name="NormalTok">(error)</text:span> </text:p>
      <text:p text:style-name="Preformatted_20_Text"><text:span text:style-name="NormalTok"><text:s text:c="6"/>})</text:span> </text:p>
      <text:p text:style-name="Preformatted_20_Text"><text:span text:style-name="NormalTok"><text:s text:c="2"/>}</text:span> </text:p>
      <text:p text:style-name="Preformatted_20_Text"><text:span text:style-name="NormalTok">}</text:span> </text:p>
      <text:p text:style-name="Preformatted_20_Text"><text:span text:style-name="DataTypeTok">&lt;/</text:span><text:span text:style-name="KeywordTok">script</text:span><text:span text:style-name="DataTypeTok">&gt;</text:span> </text:p>
      <text:p text:style-name="First_20_paragraph">In this code, we’re using the <text:span text:style-name="Source_5f_Text">axios</text:span> library to make a GET request to the GitHub API to fetch a list of users. We’re then storing the response data in the <text:span text:style-name="Source_5f_Text">users</text:span> array and displaying it in the template.</text:p>
      <text:p text:style-name="P1">Displaying the App</text:p>
      <text:p text:style-name="Text_20_body">Finally, let’s add the <text:span text:style-name="Source_5f_Text">GitHubUsers</text:span> component to our app’s main template:</text:p>
      <text:p text:style-name="Preformatted_20_Text"><text:span text:style-name="DataTypeTok">&lt;</text:span><text:span text:style-name="KeywordTok">template</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GitHubUsers</text:span><text:span text:style-name="OtherTok"> </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Preformatted_20_Text"/>
      <text:p text:style-name="Preformatted_20_Text"><text:span text:style-name="DataTypeTok">&lt;</text:span><text:span text:style-name="KeywordTok">script</text:span><text:span text:style-name="DataTypeTok">&gt;</text:span> </text:p>
      <text:p text:style-name="Preformatted_20_Text"><text:span text:style-name="ImportTok">import</text:span><text:span text:style-name="NormalTok"> GitHubUsers </text:span><text:span text:style-name="ImportTok">from</text:span><text:span text:style-name="NormalTok"> </text:span><text:span text:style-name="StringTok">'./GitHubUsers.vue'</text:span> </text:p>
      <text:p text:style-name="Preformatted_20_Text"/>
      <text:p text:style-name="Preformatted_20_Text"><text:span text:style-name="ImportTok">export</text:span><text:span text:style-name="NormalTok"> </text:span><text:span text:style-name="ImportTok">default</text:span><text:span text:style-name="NormalTok"> {</text:span> </text:p>
      <text:p text:style-name="Preformatted_20_Text"><text:span text:style-name="NormalTok"><text:s text:c="2"/></text:span><text:span text:style-name="DataTypeTok">components</text:span><text:span text:style-name="OperatorTok">:</text:span><text:span text:style-name="NormalTok"> { GitHubUsers }</text:span> </text:p>
      <text:p text:style-name="Preformatted_20_Text"><text:span text:style-name="NormalTok">}</text:span> </text:p>
      <text:p text:style-name="Preformatted_20_Text"><text:span text:style-name="DataTypeTok">&lt;/</text:span><text:span text:style-name="KeywordTok">script</text:span><text:span text:style-name="DataTypeTok">&gt;</text:span> </text:p>
      <text:p text:style-name="First_20_paragraph"><text:soft-page-break/>Now, when we run the app, we should see a list of GitHub users displayed on the page.</text:p>
      <text:p text:style-name="P1">Adding Search Functionality</text:p>
      <text:p text:style-name="Text_20_body">Let’s add a search input to our app that allows users to search for specific GitHub users:</text:p>
      <text:p text:style-name="Preformatted_20_Text"><text:span text:style-name="DataTypeTok">&lt;</text:span><text:span text:style-name="KeywordTok">template</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h1</text:span><text:span text:style-name="DataTypeTok">&gt;</text:span><text:span text:style-name="NormalTok">GitHub Users</text:span><text:span text:style-name="DataTypeTok">&lt;/</text:span><text:span text:style-name="KeywordTok">h1</text:span><text:span text:style-name="DataTypeTok">&gt;</text:span> </text:p>
      <text:p text:style-name="Preformatted_20_Text"><text:span text:style-name="NormalTok"><text:s text:c="4"/></text:span><text:span text:style-name="DataTypeTok">&lt;</text:span><text:span text:style-name="KeywordTok">input</text:span><text:span text:style-name="OtherTok"> type</text:span><text:span text:style-name="OperatorTok">=</text:span><text:span text:style-name="StringTok">"search"</text:span><text:span text:style-name="OtherTok"> v-model</text:span><text:span text:style-name="OperatorTok">=</text:span><text:span text:style-name="StringTok">"searchQuery"</text:span><text:span text:style-name="OtherTok"> placeholder</text:span><text:span text:style-name="OperatorTok">=</text:span><text:span text:style-name="StringTok">"Search for a user..."</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6"/></text:span><text:span text:style-name="DataTypeTok">&lt;</text:span><text:span text:style-name="KeywordTok">li</text:span><text:span text:style-name="OtherTok"> v-for</text:span><text:span text:style-name="OperatorTok">=</text:span><text:span text:style-name="StringTok">"user in filteredUsers"</text:span><text:span text:style-name="OtherTok"> :key</text:span><text:span text:style-name="OperatorTok">=</text:span><text:span text:style-name="StringTok">"user.id"</text:span><text:span text:style-name="DataTypeTok">&gt;</text:span> </text:p>
      <text:p text:style-name="Preformatted_20_Text"><text:span text:style-name="NormalTok"><text:s text:c="8"/>{{ user.login }}</text:span> </text:p>
      <text:p text:style-name="Preformatted_20_Text"><text:span text:style-name="NormalTok"><text:s text:c="6"/></text:span><text:span text:style-name="DataTypeTok">&lt;/</text:span><text:span text:style-name="KeywordTok">li</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Preformatted_20_Text"/>
      <text:p text:style-name="Preformatted_20_Text"><text:span text:style-name="DataTypeTok">&lt;</text:span><text:span text:style-name="KeywordTok">script</text:span><text:span text:style-name="DataTypeTok">&gt;</text:span> </text:p>
      <text:p text:style-name="Preformatted_20_Text"><text:span text:style-name="ImportTok">import</text:span><text:span text:style-name="NormalTok"> axios </text:span><text:span text:style-name="ImportTok">from</text:span><text:span text:style-name="NormalTok"> </text:span><text:span text:style-name="StringTok">'axios'</text:span> </text:p>
      <text:p text:style-name="Preformatted_20_Text"/>
      <text:p text:style-name="Preformatted_20_Text"><text:span text:style-name="ImportTok">export</text:span><text:span text:style-name="NormalTok"> </text:span><text:span text:style-name="ImportTok">default</text:span><text:span text:style-name="NormalTok"> {</text:span> </text:p>
      <text:p text:style-name="Preformatted_20_Text"><text:span text:style-name="NormalTok"><text:s text:c="2"/></text:span><text:span text:style-name="FunctionTok">data</text:span><text:span text:style-name="NormalTok">() {</text:span> </text:p>
      <text:p text:style-name="Preformatted_20_Text"><text:span text:style-name="NormalTok"><text:s text:c="4"/></text:span><text:span text:style-name="ControlFlowTok">return</text:span><text:span text:style-name="NormalTok"> {</text:span> </text:p>
      <text:p text:style-name="Preformatted_20_Text"><text:span text:style-name="NormalTok"><text:s text:c="6"/></text:span><text:span text:style-name="DataTypeTok">users</text:span><text:span text:style-name="OperatorTok">:</text:span><text:span text:style-name="NormalTok"> []</text:span><text:span text:style-name="OperatorTok">,</text:span> </text:p>
      <text:p text:style-name="Preformatted_20_Text"><text:span text:style-name="NormalTok"><text:s text:c="6"/></text:span><text:span text:style-name="DataTypeTok">searchQuery</text:span><text:span text:style-name="OperatorTok">:</text:span><text:span text:style-name="NormalTok"> </text:span><text:span text:style-name="StringTok">''</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DataTypeTok">computed</text:span><text:span text:style-name="OperatorTok">:</text:span><text:span text:style-name="NormalTok"> {</text:span> </text:p>
      <text:p text:style-name="Preformatted_20_Text"><text:span text:style-name="NormalTok"><text:s text:c="4"/></text:span><text:span text:style-name="FunctionTok">filteredUsers</text:span><text:span text:style-name="NormalTok">() {</text:span> </text:p>
      <text:p text:style-name="Preformatted_20_Text"><text:span text:style-name="NormalTok"><text:s text:c="6"/></text:span><text:span text:style-name="ControlFlowTok">return</text:span><text:span text:style-name="NormalTok"> </text:span><text:span text:style-name="KeywordTok">this</text:span><text:span text:style-name="OperatorTok">.</text:span><text:span text:style-name="AttributeTok">users</text:span><text:span text:style-name="OperatorTok">.</text:span><text:span text:style-name="FunctionTok">filter</text:span><text:span text:style-name="NormalTok">(user </text:span><text:span text:style-name="KeywordTok">=&gt;</text:span><text:span text:style-name="NormalTok"> user</text:span><text:span text:style-name="OperatorTok">.</text:span><text:span text:style-name="AttributeTok">login</text:span><text:span text:style-name="OperatorTok">.</text:span><text:span text:style-name="FunctionTok">includes</text:span><text:span text:style-name="NormalTok">(</text:span><text:span text:style-name="KeywordTok">this</text:span><text:span text:style-name="OperatorTok">.</text:span><text:span text:style-name="AttributeTok">searchQuery</text:span><text:span text:style-name="NormalTok">))</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FunctionTok">mounted</text:span><text:span text:style-name="NormalTok">() {</text:span> </text:p>
      <text:p text:style-name="Preformatted_20_Text"><text:span text:style-name="NormalTok"><text:s text:c="4"/>axios</text:span><text:span text:style-name="OperatorTok">.</text:span><text:span text:style-name="FunctionTok">get</text:span><text:span text:style-name="NormalTok">(</text:span><text:span text:style-name="StringTok">'https://api.github.com/users'</text:span><text:span text:style-name="NormalTok">)</text:span> </text:p>
      <text:p text:style-name="Preformatted_20_Text"><text:span text:style-name="NormalTok"><text:s text:c="5"/></text:span><text:span text:style-name="OperatorTok">.</text:span><text:span text:style-name="FunctionTok">then</text:span><text:span text:style-name="NormalTok">(response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users</text:span><text:span text:style-name="NormalTok"> </text:span><text:span text:style-name="OperatorTok">=</text:span><text:span text:style-name="NormalTok"> response</text:span><text:span text:style-name="OperatorTok">.</text:span><text:span text:style-name="AttributeTok">data</text:span> </text:p>
      <text:p text:style-name="Preformatted_20_Text"><text:span text:style-name="NormalTok"><text:s text:c="6"/>})</text:span> </text:p>
      <text:p text:style-name="Preformatted_20_Text"><text:span text:style-name="NormalTok"><text:s text:c="5"/></text:span><text:span text:style-name="OperatorTok">.</text:span><text:span text:style-name="FunctionTok">catch</text:span><text:span text:style-name="NormalTok">(error </text:span><text:span text:style-name="KeywordTok">=&gt;</text:span><text:span text:style-name="NormalTok"> {</text:span> </text:p>
      <text:p text:style-name="Preformatted_20_Text"><text:span text:style-name="NormalTok"><text:s text:c="8"/></text:span><text:span text:style-name="BuiltInTok">console</text:span><text:span text:style-name="OperatorTok">.</text:span><text:span text:style-name="FunctionTok">error</text:span><text:span text:style-name="NormalTok">(error)</text:span> </text:p>
      <text:p text:style-name="Preformatted_20_Text"><text:span text:style-name="NormalTok"><text:s text:c="6"/>})</text:span> </text:p>
      <text:p text:style-name="Preformatted_20_Text"><text:span text:style-name="NormalTok"><text:s text:c="2"/>}</text:span> </text:p>
      <text:p text:style-name="Preformatted_20_Text"><text:span text:style-name="NormalTok">}</text:span> </text:p>
      <text:p text:style-name="Preformatted_20_Text"><text:span text:style-name="DataTypeTok">&lt;/</text:span><text:span text:style-name="KeywordTok">script</text:span><text:span text:style-name="DataTypeTok">&gt;</text:span> </text:p>
      <text:p text:style-name="First_20_paragraph">In this code, we’re adding a search input that updates the <text:span text:style-name="Source_5f_Text">searchQuery</text:span> variable. We’re then using a computed property called <text:span text:style-name="Source_5f_Text">filteredUsers</text:span> to filter the list of users based on the search query. Finally, we’re displaying the filtered list of users in the template.</text:p>
      <text:p text:style-name="Text_20_body">That’s it! We’ve created a simple app that fetches and displays data from the GitHub API.</text:p>
      <text:p text:style-name="Text_20_body">Let’s implement loading and error handling for the API requests in our GitHub Users app.</text:p>
      <text:p text:style-name="P1"><text:soft-page-break/>Loading State</text:p>
      <text:p text:style-name="Text_20_body">To implement loading state, we’ll add a <text:span text:style-name="Source_5f_Text">loading</text:span> variable to our component’s data and update it when the API request is in progress. We’ll also add a loading indicator to our template to display while the data is being fetched.</text:p>
      <text:p text:style-name="Preformatted_20_Text"><text:span text:style-name="DataTypeTok">&lt;</text:span><text:span text:style-name="KeywordTok">template</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h1</text:span><text:span text:style-name="DataTypeTok">&gt;</text:span><text:span text:style-name="NormalTok">GitHub Users</text:span><text:span text:style-name="DataTypeTok">&lt;/</text:span><text:span text:style-name="KeywordTok">h1</text:span><text:span text:style-name="DataTypeTok">&gt;</text:span> </text:p>
      <text:p text:style-name="Preformatted_20_Text"><text:span text:style-name="NormalTok"><text:s text:c="4"/></text:span><text:span text:style-name="DataTypeTok">&lt;</text:span><text:span text:style-name="KeywordTok">div</text:span><text:span text:style-name="OtherTok"> v-if</text:span><text:span text:style-name="OperatorTok">=</text:span><text:span text:style-name="StringTok">"loading"</text:span><text:span text:style-name="DataTypeTok">&gt;</text:span> </text:p>
      <text:p text:style-name="Preformatted_20_Text"><text:span text:style-name="NormalTok"><text:s text:c="6"/></text:span><text:span text:style-name="DataTypeTok">&lt;</text:span><text:span text:style-name="KeywordTok">p</text:span><text:span text:style-name="DataTypeTok">&gt;</text:span><text:span text:style-name="NormalTok">Loading...</text:span><text:span text:style-name="DataTypeTok">&lt;/</text:span><text:span text:style-name="KeywordTok">p</text:span><text:span text:style-name="DataTypeTok">&gt;</text:span> </text:p>
      <text:p text:style-name="Preformatted_20_Text"><text:span text:style-name="NormalTok"><text:s text:c="4"/></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ul</text:span><text:span text:style-name="OtherTok"> v-else</text:span><text:span text:style-name="DataTypeTok">&gt;</text:span> </text:p>
      <text:p text:style-name="Preformatted_20_Text"><text:span text:style-name="NormalTok"><text:s text:c="6"/></text:span><text:span text:style-name="DataTypeTok">&lt;</text:span><text:span text:style-name="KeywordTok">li</text:span><text:span text:style-name="OtherTok"> v-for</text:span><text:span text:style-name="OperatorTok">=</text:span><text:span text:style-name="StringTok">"user in filteredUsers"</text:span><text:span text:style-name="OtherTok"> :key</text:span><text:span text:style-name="OperatorTok">=</text:span><text:span text:style-name="StringTok">"user.id"</text:span><text:span text:style-name="DataTypeTok">&gt;</text:span> </text:p>
      <text:p text:style-name="Preformatted_20_Text"><text:span text:style-name="NormalTok"><text:s text:c="8"/>{{ user.login }}</text:span> </text:p>
      <text:p text:style-name="Preformatted_20_Text"><text:span text:style-name="NormalTok"><text:s text:c="6"/></text:span><text:span text:style-name="DataTypeTok">&lt;/</text:span><text:span text:style-name="KeywordTok">li</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Preformatted_20_Text"/>
      <text:p text:style-name="Preformatted_20_Text"><text:span text:style-name="DataTypeTok">&lt;</text:span><text:span text:style-name="KeywordTok">script</text:span><text:span text:style-name="DataTypeTok">&gt;</text:span> </text:p>
      <text:p text:style-name="Preformatted_20_Text"><text:span text:style-name="ImportTok">import</text:span><text:span text:style-name="NormalTok"> axios </text:span><text:span text:style-name="ImportTok">from</text:span><text:span text:style-name="NormalTok"> </text:span><text:span text:style-name="StringTok">'axios'</text:span> </text:p>
      <text:p text:style-name="Preformatted_20_Text"/>
      <text:p text:style-name="Preformatted_20_Text"><text:span text:style-name="ImportTok">export</text:span><text:span text:style-name="NormalTok"> </text:span><text:span text:style-name="ImportTok">default</text:span><text:span text:style-name="NormalTok"> {</text:span> </text:p>
      <text:p text:style-name="Preformatted_20_Text"><text:span text:style-name="NormalTok"><text:s text:c="2"/></text:span><text:span text:style-name="FunctionTok">data</text:span><text:span text:style-name="NormalTok">() {</text:span> </text:p>
      <text:p text:style-name="Preformatted_20_Text"><text:span text:style-name="NormalTok"><text:s text:c="4"/></text:span><text:span text:style-name="ControlFlowTok">return</text:span><text:span text:style-name="NormalTok"> {</text:span> </text:p>
      <text:p text:style-name="Preformatted_20_Text"><text:span text:style-name="NormalTok"><text:s text:c="6"/></text:span><text:span text:style-name="DataTypeTok">users</text:span><text:span text:style-name="OperatorTok">:</text:span><text:span text:style-name="NormalTok"> []</text:span><text:span text:style-name="OperatorTok">,</text:span> </text:p>
      <text:p text:style-name="Preformatted_20_Text"><text:span text:style-name="NormalTok"><text:s text:c="6"/></text:span><text:span text:style-name="DataTypeTok">searchQuery</text:span><text:span text:style-name="OperatorTok">:</text:span><text:span text:style-name="NormalTok"> </text:span><text:span text:style-name="StringTok">''</text:span><text:span text:style-name="OperatorTok">,</text:span> </text:p>
      <text:p text:style-name="Preformatted_20_Text"><text:span text:style-name="NormalTok"><text:s text:c="6"/></text:span><text:span text:style-name="DataTypeTok">loading</text:span><text:span text:style-name="OperatorTok">:</text:span><text:span text:style-name="NormalTok"> </text:span><text:span text:style-name="KeywordTok">false</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DataTypeTok">computed</text:span><text:span text:style-name="OperatorTok">:</text:span><text:span text:style-name="NormalTok"> {</text:span> </text:p>
      <text:p text:style-name="Preformatted_20_Text"><text:span text:style-name="NormalTok"><text:s text:c="4"/></text:span><text:span text:style-name="FunctionTok">filteredUsers</text:span><text:span text:style-name="NormalTok">() {</text:span> </text:p>
      <text:p text:style-name="Preformatted_20_Text"><text:span text:style-name="NormalTok"><text:s text:c="6"/></text:span><text:span text:style-name="ControlFlowTok">return</text:span><text:span text:style-name="NormalTok"> </text:span><text:span text:style-name="KeywordTok">this</text:span><text:span text:style-name="OperatorTok">.</text:span><text:span text:style-name="AttributeTok">users</text:span><text:span text:style-name="OperatorTok">.</text:span><text:span text:style-name="FunctionTok">filter</text:span><text:span text:style-name="NormalTok">(user </text:span><text:span text:style-name="KeywordTok">=&gt;</text:span><text:span text:style-name="NormalTok"> user</text:span><text:span text:style-name="OperatorTok">.</text:span><text:span text:style-name="AttributeTok">login</text:span><text:span text:style-name="OperatorTok">.</text:span><text:span text:style-name="FunctionTok">includes</text:span><text:span text:style-name="NormalTok">(</text:span><text:span text:style-name="KeywordTok">this</text:span><text:span text:style-name="OperatorTok">.</text:span><text:span text:style-name="AttributeTok">searchQuery</text:span><text:span text:style-name="NormalTok">))</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FunctionTok">mounted</text:span><text:span text:style-name="NormalTok">() {</text:span> </text:p>
      <text:p text:style-name="Preformatted_20_Text"><text:span text:style-name="NormalTok"><text:s text:c="4"/></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true</text:span> </text:p>
      <text:p text:style-name="Preformatted_20_Text"><text:span text:style-name="NormalTok"><text:s text:c="4"/>axios</text:span><text:span text:style-name="OperatorTok">.</text:span><text:span text:style-name="FunctionTok">get</text:span><text:span text:style-name="NormalTok">(</text:span><text:span text:style-name="StringTok">'https://api.github.com/users'</text:span><text:span text:style-name="NormalTok">)</text:span> </text:p>
      <text:p text:style-name="Preformatted_20_Text"><text:span text:style-name="NormalTok"><text:s text:c="4"/></text:span><text:span text:style-name="OperatorTok">.</text:span><text:span text:style-name="FunctionTok">then</text:span><text:span text:style-name="NormalTok">(response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users</text:span><text:span text:style-name="NormalTok"> </text:span><text:span text:style-name="OperatorTok">=</text:span><text:span text:style-name="NormalTok"> response</text:span><text:span text:style-name="OperatorTok">.</text:span><text:span text:style-name="AttributeTok">data</text:span> </text:p>
      <text:p text:style-name="Preformatted_20_Text"><text:span text:style-name="NormalTok"><text:s text:c="8"/></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false</text:span> </text:p>
      <text:p text:style-name="Preformatted_20_Text"><text:span text:style-name="NormalTok"><text:s text:c="6"/>})</text:span> </text:p>
      <text:p text:style-name="Preformatted_20_Text"><text:span text:style-name="NormalTok"><text:s text:c="4"/></text:span><text:span text:style-name="OperatorTok">.</text:span><text:span text:style-name="FunctionTok">catch</text:span><text:span text:style-name="NormalTok">(error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error</text:span><text:span text:style-name="NormalTok"> </text:span><text:span text:style-name="OperatorTok">=</text:span><text:span text:style-name="NormalTok"> error</text:span> </text:p>
      <text:p text:style-name="Preformatted_20_Text"><text:span text:style-name="NormalTok"><text:s text:c="8"/></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false</text:span> </text:p>
      <text:p text:style-name="Preformatted_20_Text"><text:span text:style-name="NormalTok"><text:s text:c="6"/>})</text:span> </text:p>
      <text:p text:style-name="Preformatted_20_Text"><text:span text:style-name="NormalTok"><text:s text:c="2"/>}</text:span> </text:p>
      <text:p text:style-name="Preformatted_20_Text"><text:span text:style-name="NormalTok">}</text:span> </text:p>
      <text:p text:style-name="Preformatted_20_Text"><text:span text:style-name="DataTypeTok">&lt;/</text:span><text:span text:style-name="KeywordTok">script</text:span><text:span text:style-name="DataTypeTok">&gt;</text:span> </text:p>
      <text:p text:style-name="First_20_paragraph">In this code, we’ve added a <text:span text:style-name="Source_5f_Text">loading</text:span> variable to our component’s data and set it to <text:span text:style-name="Source_5f_Text">true</text:span> when the API request is initiated. We’ve also added a <text:span text:style-name="Source_5f_Text">loading</text:span> indicator to our template that displays while the data is being fetched.</text:p>
      <text:p text:style-name="P1"><text:soft-page-break/>Error Handling</text:p>
      <text:p text:style-name="Text_20_body">To implement error handling, we’ll add an <text:span text:style-name="Source_5f_Text">error</text:span> variable to our component’s data and update it when an error occurs during the API request. We’ll also add an error message to our template to display when an error occurs.</text:p>
      <text:p text:style-name="Preformatted_20_Text"><text:span text:style-name="DataTypeTok">&lt;</text:span><text:span text:style-name="KeywordTok">template</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h1</text:span><text:span text:style-name="DataTypeTok">&gt;</text:span><text:span text:style-name="NormalTok">GitHub Users</text:span><text:span text:style-name="DataTypeTok">&lt;/</text:span><text:span text:style-name="KeywordTok">h1</text:span><text:span text:style-name="DataTypeTok">&gt;</text:span> </text:p>
      <text:p text:style-name="Preformatted_20_Text"><text:span text:style-name="NormalTok"><text:s text:c="4"/></text:span><text:span text:style-name="DataTypeTok">&lt;</text:span><text:span text:style-name="KeywordTok">div</text:span><text:span text:style-name="OtherTok"> v-if</text:span><text:span text:style-name="OperatorTok">=</text:span><text:span text:style-name="StringTok">"loading"</text:span><text:span text:style-name="DataTypeTok">&gt;</text:span> </text:p>
      <text:p text:style-name="Preformatted_20_Text"><text:span text:style-name="NormalTok"><text:s text:c="6"/></text:span><text:span text:style-name="DataTypeTok">&lt;</text:span><text:span text:style-name="KeywordTok">p</text:span><text:span text:style-name="DataTypeTok">&gt;</text:span><text:span text:style-name="NormalTok">Loading...</text:span><text:span text:style-name="DataTypeTok">&lt;/</text:span><text:span text:style-name="KeywordTok">p</text:span><text:span text:style-name="DataTypeTok">&gt;</text:span> </text:p>
      <text:p text:style-name="Preformatted_20_Text"><text:span text:style-name="NormalTok"><text:s text:c="4"/></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div</text:span><text:span text:style-name="OtherTok"> v-else-if</text:span><text:span text:style-name="OperatorTok">=</text:span><text:span text:style-name="StringTok">"error"</text:span><text:span text:style-name="DataTypeTok">&gt;</text:span> </text:p>
      <text:p text:style-name="Preformatted_20_Text"><text:span text:style-name="NormalTok"><text:s text:c="6"/></text:span><text:span text:style-name="DataTypeTok">&lt;</text:span><text:span text:style-name="KeywordTok">p</text:span><text:span text:style-name="DataTypeTok">&gt;</text:span><text:span text:style-name="NormalTok">Error: {{ error.message }}</text:span><text:span text:style-name="DataTypeTok">&lt;/</text:span><text:span text:style-name="KeywordTok">p</text:span><text:span text:style-name="DataTypeTok">&gt;</text:span> </text:p>
      <text:p text:style-name="Preformatted_20_Text"><text:span text:style-name="NormalTok"><text:s text:c="4"/></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ul</text:span><text:span text:style-name="OtherTok"> v-else</text:span><text:span text:style-name="DataTypeTok">&gt;</text:span> </text:p>
      <text:p text:style-name="Preformatted_20_Text"><text:span text:style-name="NormalTok"><text:s text:c="6"/></text:span><text:span text:style-name="DataTypeTok">&lt;</text:span><text:span text:style-name="KeywordTok">li</text:span><text:span text:style-name="OtherTok"> v-for</text:span><text:span text:style-name="OperatorTok">=</text:span><text:span text:style-name="StringTok">"user in filteredUsers"</text:span><text:span text:style-name="OtherTok"> :key</text:span><text:span text:style-name="OperatorTok">=</text:span><text:span text:style-name="StringTok">"user.id"</text:span><text:span text:style-name="DataTypeTok">&gt;</text:span> </text:p>
      <text:p text:style-name="Preformatted_20_Text"><text:span text:style-name="NormalTok"><text:s text:c="8"/>{{ user.login }}</text:span> </text:p>
      <text:p text:style-name="Preformatted_20_Text"><text:span text:style-name="NormalTok"><text:s text:c="6"/></text:span><text:span text:style-name="DataTypeTok">&lt;/</text:span><text:span text:style-name="KeywordTok">li</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Preformatted_20_Text"/>
      <text:p text:style-name="Preformatted_20_Text"><text:span text:style-name="DataTypeTok">&lt;</text:span><text:span text:style-name="KeywordTok">script</text:span><text:span text:style-name="DataTypeTok">&gt;</text:span> </text:p>
      <text:p text:style-name="Preformatted_20_Text"><text:span text:style-name="ImportTok">import</text:span><text:span text:style-name="NormalTok"> axios </text:span><text:span text:style-name="ImportTok">from</text:span><text:span text:style-name="NormalTok"> </text:span><text:span text:style-name="StringTok">'axios'</text:span> </text:p>
      <text:p text:style-name="Preformatted_20_Text"/>
      <text:p text:style-name="Preformatted_20_Text"><text:span text:style-name="ImportTok">export</text:span><text:span text:style-name="NormalTok"> </text:span><text:span text:style-name="ImportTok">default</text:span><text:span text:style-name="NormalTok"> {</text:span> </text:p>
      <text:p text:style-name="Preformatted_20_Text"><text:span text:style-name="NormalTok"><text:s text:c="2"/></text:span><text:span text:style-name="FunctionTok">data</text:span><text:span text:style-name="NormalTok">() {</text:span> </text:p>
      <text:p text:style-name="Preformatted_20_Text"><text:span text:style-name="NormalTok"><text:s text:c="4"/></text:span><text:span text:style-name="ControlFlowTok">return</text:span><text:span text:style-name="NormalTok"> {</text:span> </text:p>
      <text:p text:style-name="Preformatted_20_Text"><text:span text:style-name="NormalTok"><text:s text:c="6"/></text:span><text:span text:style-name="DataTypeTok">users</text:span><text:span text:style-name="OperatorTok">:</text:span><text:span text:style-name="NormalTok"> []</text:span><text:span text:style-name="OperatorTok">,</text:span> </text:p>
      <text:p text:style-name="Preformatted_20_Text"><text:span text:style-name="NormalTok"><text:s text:c="6"/></text:span><text:span text:style-name="DataTypeTok">searchQuery</text:span><text:span text:style-name="OperatorTok">:</text:span><text:span text:style-name="NormalTok"> </text:span><text:span text:style-name="StringTok">''</text:span><text:span text:style-name="OperatorTok">,</text:span> </text:p>
      <text:p text:style-name="Preformatted_20_Text"><text:span text:style-name="NormalTok"><text:s text:c="6"/></text:span><text:span text:style-name="DataTypeTok">loading</text:span><text:span text:style-name="OperatorTok">:</text:span><text:span text:style-name="NormalTok"> </text:span><text:span text:style-name="KeywordTok">false</text:span><text:span text:style-name="OperatorTok">,</text:span> </text:p>
      <text:p text:style-name="Preformatted_20_Text"><text:span text:style-name="NormalTok"><text:s text:c="6"/></text:span><text:span text:style-name="DataTypeTok">error</text:span><text:span text:style-name="OperatorTok">:</text:span><text:span text:style-name="NormalTok"> </text:span><text:span text:style-name="KeywordTok">null</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DataTypeTok">computed</text:span><text:span text:style-name="OperatorTok">:</text:span><text:span text:style-name="NormalTok"> {</text:span> </text:p>
      <text:p text:style-name="Preformatted_20_Text"><text:span text:style-name="NormalTok"><text:s text:c="4"/></text:span><text:span text:style-name="FunctionTok">filteredUsers</text:span><text:span text:style-name="NormalTok">() {</text:span> </text:p>
      <text:p text:style-name="Preformatted_20_Text"><text:span text:style-name="NormalTok"><text:s text:c="6"/></text:span><text:span text:style-name="ControlFlowTok">return</text:span><text:span text:style-name="NormalTok"> </text:span><text:span text:style-name="KeywordTok">this</text:span><text:span text:style-name="OperatorTok">.</text:span><text:span text:style-name="AttributeTok">users</text:span><text:span text:style-name="OperatorTok">.</text:span><text:span text:style-name="FunctionTok">filter</text:span><text:span text:style-name="NormalTok">(user </text:span><text:span text:style-name="KeywordTok">=&gt;</text:span><text:span text:style-name="NormalTok"> user</text:span><text:span text:style-name="OperatorTok">.</text:span><text:span text:style-name="AttributeTok">login</text:span><text:span text:style-name="OperatorTok">.</text:span><text:span text:style-name="FunctionTok">includes</text:span><text:span text:style-name="NormalTok">(</text:span><text:span text:style-name="KeywordTok">this</text:span><text:span text:style-name="OperatorTok">.</text:span><text:span text:style-name="AttributeTok">searchQuery</text:span><text:span text:style-name="NormalTok">))</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FunctionTok">mounted</text:span><text:span text:style-name="NormalTok">() {</text:span> </text:p>
      <text:p text:style-name="Preformatted_20_Text"><text:span text:style-name="NormalTok"><text:s text:c="4"/></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true</text:span> </text:p>
      <text:p text:style-name="Preformatted_20_Text"><text:span text:style-name="NormalTok"><text:s text:c="4"/>axios</text:span><text:span text:style-name="OperatorTok">.</text:span><text:span text:style-name="FunctionTok">get</text:span><text:span text:style-name="NormalTok">(</text:span><text:span text:style-name="StringTok">'https://api.github.com/users'</text:span><text:span text:style-name="NormalTok">)</text:span> </text:p>
      <text:p text:style-name="Preformatted_20_Text"><text:span text:style-name="NormalTok"><text:s text:c="4"/></text:span><text:span text:style-name="OperatorTok">.</text:span><text:span text:style-name="FunctionTok">then</text:span><text:span text:style-name="NormalTok">(response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users</text:span><text:span text:style-name="NormalTok"> </text:span><text:span text:style-name="OperatorTok">=</text:span><text:span text:style-name="NormalTok"> response</text:span><text:span text:style-name="OperatorTok">.</text:span><text:span text:style-name="AttributeTok">data</text:span> </text:p>
      <text:p text:style-name="Preformatted_20_Text"><text:span text:style-name="NormalTok"><text:s text:c="8"/></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false</text:span> </text:p>
      <text:p text:style-name="Preformatted_20_Text"><text:span text:style-name="NormalTok"><text:s text:c="6"/>})</text:span> </text:p>
      <text:p text:style-name="Preformatted_20_Text"><text:span text:style-name="NormalTok"><text:s text:c="4"/></text:span><text:span text:style-name="OperatorTok">.</text:span><text:span text:style-name="FunctionTok">catch</text:span><text:span text:style-name="NormalTok">(error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error</text:span><text:span text:style-name="NormalTok"> </text:span><text:span text:style-name="OperatorTok">=</text:span><text:span text:style-name="NormalTok"> error</text:span> </text:p>
      <text:p text:style-name="Preformatted_20_Text"><text:span text:style-name="NormalTok"><text:s text:c="8"/></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false</text:span> </text:p>
      <text:p text:style-name="Preformatted_20_Text"><text:span text:style-name="NormalTok"><text:s text:c="6"/>})</text:span> </text:p>
      <text:p text:style-name="Preformatted_20_Text"><text:span text:style-name="NormalTok"><text:s text:c="2"/>}</text:span> </text:p>
      <text:p text:style-name="Preformatted_20_Text"><text:span text:style-name="NormalTok">}</text:span> </text:p>
      <text:p text:style-name="Preformatted_20_Text"><text:span text:style-name="DataTypeTok">&lt;/</text:span><text:span text:style-name="KeywordTok">script</text:span><text:span text:style-name="DataTypeTok">&gt;</text:span> </text:p>
      <text:p text:style-name="First_20_paragraph"><text:soft-page-break/>In this code, we’ve added an <text:span text:style-name="Source_5f_Text">error</text:span> variable to our component’s data and updated it when an error occurs during the API request. We’ve also added an error message to our template that displays when an error occurs.</text:p>
      <text:p text:style-name="P1">Retry Button</text:p>
      <text:p text:style-name="Text_20_body">To add a retry button, we’ll add a <text:span text:style-name="Source_5f_Text">retry</text:span> method to our component that restarts the API request when clicked.</text:p>
      <text:p text:style-name="Preformatted_20_Text"><text:span text:style-name="DataTypeTok">&lt;</text:span><text:span text:style-name="KeywordTok">template</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h1</text:span><text:span text:style-name="DataTypeTok">&gt;</text:span><text:span text:style-name="NormalTok">GitHub Users</text:span><text:span text:style-name="DataTypeTok">&lt;/</text:span><text:span text:style-name="KeywordTok">h1</text:span><text:span text:style-name="DataTypeTok">&gt;</text:span> </text:p>
      <text:p text:style-name="Preformatted_20_Text"><text:span text:style-name="NormalTok"><text:s text:c="4"/></text:span><text:span text:style-name="DataTypeTok">&lt;</text:span><text:span text:style-name="KeywordTok">div</text:span><text:span text:style-name="OtherTok"> v-if</text:span><text:span text:style-name="OperatorTok">=</text:span><text:span text:style-name="StringTok">"loading"</text:span><text:span text:style-name="DataTypeTok">&gt;</text:span> </text:p>
      <text:p text:style-name="Preformatted_20_Text"><text:span text:style-name="NormalTok"><text:s text:c="6"/></text:span><text:span text:style-name="DataTypeTok">&lt;</text:span><text:span text:style-name="KeywordTok">p</text:span><text:span text:style-name="DataTypeTok">&gt;</text:span><text:span text:style-name="NormalTok">Loading...</text:span><text:span text:style-name="DataTypeTok">&lt;/</text:span><text:span text:style-name="KeywordTok">p</text:span><text:span text:style-name="DataTypeTok">&gt;</text:span> </text:p>
      <text:p text:style-name="Preformatted_20_Text"><text:span text:style-name="NormalTok"><text:s text:c="4"/></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div</text:span><text:span text:style-name="OtherTok"> v-else-if</text:span><text:span text:style-name="OperatorTok">=</text:span><text:span text:style-name="StringTok">"error"</text:span><text:span text:style-name="DataTypeTok">&gt;</text:span> </text:p>
      <text:p text:style-name="Preformatted_20_Text"><text:span text:style-name="NormalTok"><text:s text:c="6"/></text:span><text:span text:style-name="DataTypeTok">&lt;</text:span><text:span text:style-name="KeywordTok">p</text:span><text:span text:style-name="DataTypeTok">&gt;</text:span><text:span text:style-name="NormalTok">Error: {{ error.message }}</text:span><text:span text:style-name="DataTypeTok">&lt;/</text:span><text:span text:style-name="KeywordTok">p</text:span><text:span text:style-name="DataTypeTok">&gt;</text:span> </text:p>
      <text:p text:style-name="Preformatted_20_Text"><text:span text:style-name="NormalTok"><text:s text:c="6"/></text:span><text:span text:style-name="DataTypeTok">&lt;</text:span><text:span text:style-name="KeywordTok">button</text:span><text:span text:style-name="OtherTok"> </text:span><text:span text:style-name="ErrorTok">@</text:span><text:span text:style-name="OtherTok">click</text:span><text:span text:style-name="OperatorTok">=</text:span><text:span text:style-name="StringTok">"retry"</text:span><text:span text:style-name="DataTypeTok">&gt;</text:span><text:span text:style-name="NormalTok">Retry</text:span><text:span text:style-name="DataTypeTok">&lt;/</text:span><text:span text:style-name="KeywordTok">button</text:span><text:span text:style-name="DataTypeTok">&gt;</text:span> </text:p>
      <text:p text:style-name="Preformatted_20_Text"><text:span text:style-name="NormalTok"><text:s text:c="4"/></text:span><text:span text:style-name="DataTypeTok">&lt;/</text:span><text:span text:style-name="KeywordTok">div</text:span><text:span text:style-name="DataTypeTok">&gt;</text:span> </text:p>
      <text:p text:style-name="Preformatted_20_Text"><text:span text:style-name="NormalTok"><text:s text:c="4"/></text:span><text:span text:style-name="DataTypeTok">&lt;</text:span><text:span text:style-name="KeywordTok">ul</text:span><text:span text:style-name="OtherTok"> v-else</text:span><text:span text:style-name="DataTypeTok">&gt;</text:span> </text:p>
      <text:p text:style-name="Preformatted_20_Text"><text:span text:style-name="NormalTok"><text:s text:c="6"/></text:span><text:span text:style-name="DataTypeTok">&lt;</text:span><text:span text:style-name="KeywordTok">li</text:span><text:span text:style-name="OtherTok"> v-for</text:span><text:span text:style-name="OperatorTok">=</text:span><text:span text:style-name="StringTok">"user in filteredUsers"</text:span><text:span text:style-name="OtherTok"> :key</text:span><text:span text:style-name="OperatorTok">=</text:span><text:span text:style-name="StringTok">"user.id"</text:span><text:span text:style-name="DataTypeTok">&gt;</text:span> </text:p>
      <text:p text:style-name="Preformatted_20_Text"><text:span text:style-name="NormalTok"><text:s text:c="8"/>{{ user.login }}</text:span> </text:p>
      <text:p text:style-name="Preformatted_20_Text"><text:span text:style-name="NormalTok"><text:s text:c="6"/></text:span><text:span text:style-name="DataTypeTok">&lt;/</text:span><text:span text:style-name="KeywordTok">li</text:span><text:span text:style-name="DataTypeTok">&gt;</text:span> </text:p>
      <text:p text:style-name="Preformatted_20_Text"><text:span text:style-name="NormalTok"><text:s text:c="4"/></text:span><text:span text:style-name="DataTypeTok">&lt;/</text:span><text:span text:style-name="KeywordTok">ul</text:span><text:span text:style-name="DataTypeTok">&gt;</text:span> </text:p>
      <text:p text:style-name="Preformatted_20_Text"><text:span text:style-name="NormalTok"><text:s text:c="2"/></text:span><text:span text:style-name="DataTypeTok">&lt;/</text:span><text:span text:style-name="KeywordTok">div</text:span><text:span text:style-name="DataTypeTok">&gt;</text:span> </text:p>
      <text:p text:style-name="Preformatted_20_Text"><text:span text:style-name="DataTypeTok">&lt;/</text:span><text:span text:style-name="KeywordTok">template</text:span><text:span text:style-name="DataTypeTok">&gt;</text:span> </text:p>
      <text:p text:style-name="Preformatted_20_Text"/>
      <text:p text:style-name="Preformatted_20_Text"><text:span text:style-name="DataTypeTok">&lt;</text:span><text:span text:style-name="KeywordTok">script</text:span><text:span text:style-name="DataTypeTok">&gt;</text:span> </text:p>
      <text:p text:style-name="Preformatted_20_Text"><text:span text:style-name="ImportTok">import</text:span><text:span text:style-name="NormalTok"> axios </text:span><text:span text:style-name="ImportTok">from</text:span><text:span text:style-name="NormalTok"> </text:span><text:span text:style-name="StringTok">'axios'</text:span> </text:p>
      <text:p text:style-name="Preformatted_20_Text"/>
      <text:p text:style-name="Preformatted_20_Text"><text:span text:style-name="ImportTok">export</text:span><text:span text:style-name="NormalTok"> </text:span><text:span text:style-name="ImportTok">default</text:span><text:span text:style-name="NormalTok"> {</text:span> </text:p>
      <text:p text:style-name="Preformatted_20_Text"><text:span text:style-name="NormalTok"><text:s text:c="2"/></text:span><text:span text:style-name="FunctionTok">data</text:span><text:span text:style-name="NormalTok">() {</text:span> </text:p>
      <text:p text:style-name="Preformatted_20_Text"><text:span text:style-name="NormalTok"><text:s text:c="4"/></text:span><text:span text:style-name="ControlFlowTok">return</text:span><text:span text:style-name="NormalTok"> {</text:span> </text:p>
      <text:p text:style-name="Preformatted_20_Text"><text:span text:style-name="NormalTok"><text:s text:c="6"/></text:span><text:span text:style-name="DataTypeTok">users</text:span><text:span text:style-name="OperatorTok">:</text:span><text:span text:style-name="NormalTok"> []</text:span><text:span text:style-name="OperatorTok">,</text:span> </text:p>
      <text:p text:style-name="Preformatted_20_Text"><text:span text:style-name="NormalTok"><text:s text:c="6"/></text:span><text:span text:style-name="DataTypeTok">searchQuery</text:span><text:span text:style-name="OperatorTok">:</text:span><text:span text:style-name="NormalTok"> </text:span><text:span text:style-name="StringTok">''</text:span><text:span text:style-name="OperatorTok">,</text:span> </text:p>
      <text:p text:style-name="Preformatted_20_Text"><text:span text:style-name="NormalTok"><text:s text:c="6"/></text:span><text:span text:style-name="DataTypeTok">loading</text:span><text:span text:style-name="OperatorTok">:</text:span><text:span text:style-name="NormalTok"> </text:span><text:span text:style-name="KeywordTok">false</text:span><text:span text:style-name="OperatorTok">,</text:span> </text:p>
      <text:p text:style-name="Preformatted_20_Text"><text:span text:style-name="NormalTok"><text:s text:c="6"/></text:span><text:span text:style-name="DataTypeTok">error</text:span><text:span text:style-name="OperatorTok">:</text:span><text:span text:style-name="NormalTok"> </text:span><text:span text:style-name="KeywordTok">null</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DataTypeTok">computed</text:span><text:span text:style-name="OperatorTok">:</text:span><text:span text:style-name="NormalTok"> {</text:span> </text:p>
      <text:p text:style-name="Preformatted_20_Text"><text:span text:style-name="NormalTok"><text:s text:c="4"/></text:span><text:span text:style-name="FunctionTok">filteredUsers</text:span><text:span text:style-name="NormalTok">() {</text:span> </text:p>
      <text:p text:style-name="Preformatted_20_Text"><text:span text:style-name="NormalTok"><text:s text:c="6"/></text:span><text:span text:style-name="ControlFlowTok">return</text:span><text:span text:style-name="NormalTok"> </text:span><text:span text:style-name="KeywordTok">this</text:span><text:span text:style-name="OperatorTok">.</text:span><text:span text:style-name="AttributeTok">users</text:span><text:span text:style-name="OperatorTok">.</text:span><text:span text:style-name="FunctionTok">filter</text:span><text:span text:style-name="NormalTok">(user </text:span><text:span text:style-name="KeywordTok">=&gt;</text:span><text:span text:style-name="NormalTok"> user</text:span><text:span text:style-name="OperatorTok">.</text:span><text:span text:style-name="AttributeTok">login</text:span><text:span text:style-name="OperatorTok">.</text:span><text:span text:style-name="FunctionTok">includes</text:span><text:span text:style-name="NormalTok">(</text:span><text:span text:style-name="KeywordTok">this</text:span><text:span text:style-name="OperatorTok">.</text:span><text:span text:style-name="AttributeTok">searchQuery</text:span><text:span text:style-name="NormalTok">))</text:span> </text:p>
      <text:p text:style-name="Preformatted_20_Text"><text:span text:style-name="NormalTok"><text:s text:c="4"/>}</text:span> </text:p>
      <text:p text:style-name="Preformatted_20_Text"><text:span text:style-name="NormalTok"><text:s text:c="2"/>}</text:span><text:span text:style-name="OperatorTok">,</text:span> </text:p>
      <text:p text:style-name="Preformatted_20_Text"><text:span text:style-name="NormalTok"><text:s text:c="2"/></text:span><text:span text:style-name="FunctionTok">mounted</text:span><text:span text:style-name="NormalTok">() {</text:span> </text:p>
      <text:p text:style-name="Preformatted_20_Text"><text:span text:style-name="NormalTok"><text:s text:c="4"/></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true</text:span> </text:p>
      <text:p text:style-name="Preformatted_20_Text"><text:span text:style-name="NormalTok"><text:s text:c="4"/>axios</text:span><text:span text:style-name="OperatorTok">.</text:span><text:span text:style-name="FunctionTok">get</text:span><text:span text:style-name="NormalTok">(</text:span><text:span text:style-name="StringTok">'https://api.github.com/users'</text:span><text:span text:style-name="NormalTok">)</text:span> </text:p>
      <text:p text:style-name="Preformatted_20_Text"><text:span text:style-name="NormalTok"><text:s text:c="4"/></text:span><text:span text:style-name="OperatorTok">.</text:span><text:span text:style-name="FunctionTok">then</text:span><text:span text:style-name="NormalTok">(response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users</text:span><text:span text:style-name="NormalTok"> </text:span><text:span text:style-name="OperatorTok">=</text:span><text:span text:style-name="NormalTok"> response</text:span><text:span text:style-name="OperatorTok">.</text:span><text:span text:style-name="AttributeTok">data</text:span> </text:p>
      <text:p text:style-name="Preformatted_20_Text"><text:span text:style-name="NormalTok"><text:s text:c="8"/></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false</text:span> </text:p>
      <text:p text:style-name="Preformatted_20_Text"><text:span text:style-name="NormalTok"><text:s text:c="6"/>})</text:span> </text:p>
      <text:p text:style-name="Preformatted_20_Text"><text:span text:style-name="NormalTok"><text:s text:c="4"/></text:span><text:span text:style-name="OperatorTok">.</text:span><text:span text:style-name="FunctionTok">catch</text:span><text:span text:style-name="NormalTok">(error </text:span><text:span text:style-name="KeywordTok">=&gt;</text:span><text:span text:style-name="NormalTok"> {</text:span> </text:p>
      <text:p text:style-name="Preformatted_20_Text"><text:span text:style-name="NormalTok"><text:s text:c="8"/></text:span><text:span text:style-name="KeywordTok">this</text:span><text:span text:style-name="OperatorTok">.</text:span><text:span text:style-name="AttributeTok">error</text:span><text:span text:style-name="NormalTok"> </text:span><text:span text:style-name="OperatorTok">=</text:span><text:span text:style-name="NormalTok"> error</text:span> </text:p>
      <text:p text:style-name="Preformatted_20_Text"><text:span text:style-name="NormalTok"><text:s text:c="8"/></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false</text:span> </text:p>
      <text:p text:style-name="Preformatted_20_Text"><text:soft-page-break/><text:span text:style-name="NormalTok"><text:s text:c="6"/>})</text:span> </text:p>
      <text:p text:style-name="Preformatted_20_Text"><text:span text:style-name="NormalTok"><text:s text:c="2"/>}</text:span><text:span text:style-name="OperatorTok">,</text:span> </text:p>
      <text:p text:style-name="Preformatted_20_Text"><text:span text:style-name="NormalTok"><text:s text:c="2"/></text:span><text:span text:style-name="DataTypeTok">methods</text:span><text:span text:style-name="OperatorTok">:</text:span><text:span text:style-name="NormalTok"> {</text:span> </text:p>
      <text:p text:style-name="Preformatted_20_Text"><text:span text:style-name="NormalTok"><text:s text:c="4"/></text:span><text:span text:style-name="FunctionTok">retry</text:span><text:span text:style-name="NormalTok">() {</text:span> </text:p>
      <text:p text:style-name="Preformatted_20_Text"><text:span text:style-name="NormalTok"><text:s text:c="6"/></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true</text:span> </text:p>
      <text:p text:style-name="Preformatted_20_Text"><text:span text:style-name="NormalTok"><text:s text:c="6"/></text:span><text:span text:style-name="KeywordTok">this</text:span><text:span text:style-name="OperatorTok">.</text:span><text:span text:style-name="AttributeTok">error</text:span><text:span text:style-name="NormalTok"> </text:span><text:span text:style-name="OperatorTok">=</text:span><text:span text:style-name="NormalTok"> </text:span><text:span text:style-name="KeywordTok">null</text:span> </text:p>
      <text:p text:style-name="Preformatted_20_Text"><text:span text:style-name="NormalTok"><text:s text:c="6"/>axios</text:span><text:span text:style-name="OperatorTok">.</text:span><text:span text:style-name="FunctionTok">get</text:span><text:span text:style-name="NormalTok">(</text:span><text:span text:style-name="StringTok">'https://api.github.com/users'</text:span><text:span text:style-name="NormalTok">)</text:span> </text:p>
      <text:p text:style-name="Preformatted_20_Text"><text:span text:style-name="NormalTok"><text:s text:c="6"/></text:span><text:span text:style-name="OperatorTok">.</text:span><text:span text:style-name="FunctionTok">then</text:span><text:span text:style-name="NormalTok">(response </text:span><text:span text:style-name="KeywordTok">=&gt;</text:span><text:span text:style-name="NormalTok"> {</text:span> </text:p>
      <text:p text:style-name="Preformatted_20_Text"><text:span text:style-name="NormalTok"><text:s text:c="10"/></text:span><text:span text:style-name="KeywordTok">this</text:span><text:span text:style-name="OperatorTok">.</text:span><text:span text:style-name="AttributeTok">users</text:span><text:span text:style-name="NormalTok"> </text:span><text:span text:style-name="OperatorTok">=</text:span><text:span text:style-name="NormalTok"> response</text:span><text:span text:style-name="OperatorTok">.</text:span><text:span text:style-name="AttributeTok">data</text:span> </text:p>
      <text:p text:style-name="Preformatted_20_Text"><text:span text:style-name="NormalTok"><text:s text:c="10"/></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false</text:span> </text:p>
      <text:p text:style-name="Preformatted_20_Text"><text:span text:style-name="NormalTok"><text:s text:c="8"/>})</text:span> </text:p>
      <text:p text:style-name="Preformatted_20_Text"><text:span text:style-name="NormalTok"><text:s text:c="6"/></text:span><text:span text:style-name="OperatorTok">.</text:span><text:span text:style-name="FunctionTok">catch</text:span><text:span text:style-name="NormalTok">(error </text:span><text:span text:style-name="KeywordTok">=&gt;</text:span><text:span text:style-name="NormalTok"> { </text:span><text:span text:style-name="KeywordTok">this</text:span><text:span text:style-name="OperatorTok">.</text:span><text:span text:style-name="AttributeTok">error</text:span><text:span text:style-name="NormalTok"> </text:span><text:span text:style-name="OperatorTok">=</text:span><text:span text:style-name="NormalTok"> error</text:span> </text:p>
      <text:p text:style-name="Preformatted_20_Text"><text:span text:style-name="NormalTok"><text:s text:c="8"/></text:span><text:span text:style-name="KeywordTok">this</text:span><text:span text:style-name="OperatorTok">.</text:span><text:span text:style-name="AttributeTok">loading</text:span><text:span text:style-name="NormalTok"> </text:span><text:span text:style-name="OperatorTok">=</text:span><text:span text:style-name="NormalTok"> </text:span><text:span text:style-name="KeywordTok">false</text:span> </text:p>
      <text:p text:style-name="Preformatted_20_Text"><text:span text:style-name="NormalTok"><text:s text:c="6"/>})</text:span> </text:p>
      <text:p text:style-name="Preformatted_20_Text"><text:span text:style-name="NormalTok"><text:s text:c="4"/>}</text:span> </text:p>
      <text:p text:style-name="Preformatted_20_Text"><text:span text:style-name="NormalTok"><text:s text:c="2"/>}</text:span> </text:p>
      <text:p text:style-name="Preformatted_20_Text"><text:span text:style-name="NormalTok">}</text:span> </text:p>
      <text:p text:style-name="Preformatted_20_Text"><text:span text:style-name="DataTypeTok">&lt;/</text:span><text:span text:style-name="KeywordTok">script</text:span><text:span text:style-name="DataTypeTok">&gt;</text:span> </text:p>
      <text:p text:style-name="First_20_paragraph">In this code, we’ve added a <text:span text:style-name="Source_5f_Text">retry</text:span> method to our component that restarts the API request when click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0f794b6e29741098670a3b95d60478a65d05ef13</meta:generator>
    <dc:title/>
    <dc:description/>
    <dc:subject/>
    <meta:keyword/>
    <meta:initial-creator/>
    <meta:creation-date>2024-10-16T16:02:41Z</meta:creation-date>
    <dc:date>2024-10-16T23:15:55.043626694</dc:date>
    <meta:print-date>2024-10-16T23:12:10.692406548</meta:print-date>
    <meta:editing-duration>PT2M27S</meta:editing-duration>
    <meta:editing-cycles>1</meta:editing-cycles>
    <meta:document-statistic meta:table-count="0" meta:image-count="0" meta:object-count="0" meta:page-count="11" meta:paragraph-count="421" meta:word-count="2114" meta:character-count="14407" meta:non-whitespace-character-count="11215"/>
  </office:meta>
</office:document-meta>
</file>